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15" table:default-cell-style-name="ce5"/>
        <table:table-column table:style-name="co1" table:number-columns-repeated="1004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ration 1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8-21T00:00:00" table:style-name="ce8">
            <text:p>21/08/12</text:p>
          </table:table-cell>
          <table:table-cell office:value-type="date" office:date-value="2012-08-22T00:00:00" table:style-name="ce8">
            <text:p>22/08/12</text:p>
          </table:table-cell>
          <table:table-cell office:value-type="date" office:date-value="2012-08-23T00:00:00" table:style-name="ce8">
            <text:p>23/08/12</text:p>
          </table:table-cell>
          <table:table-cell office:value-type="date" office:date-value="2012-08-24T00:00:00" table:style-name="ce8">
            <text:p>24/08/12</text:p>
          </table:table-cell>
          <table:table-cell office:value-type="date" office:date-value="2012-08-25T00:00:00" table:style-name="ce8">
            <text:p>25/08/12</text:p>
          </table:table-cell>
          <table:table-cell office:value-type="date" office:date-value="2012-08-26T00:00:00" table:style-name="ce8">
            <text:p>26/08/12</text:p>
          </table:table-cell>
          <table:table-cell office:value-type="date" office:date-value="2012-08-27T00:00:00" table:style-name="ce8">
            <text:p>27/08/12</text:p>
          </table:table-cell>
          <table:table-cell office:value-type="date" office:date-value="2012-08-28T00:00:00" table:style-name="ce8">
            <text:p>28/08/12</text:p>
          </table:table-cell>
          <table:table-cell office:value-type="date" office:date-value="2012-08-29T00:00:00" table:style-name="ce8">
            <text:p>29/08/12</text:p>
          </table:table-cell>
          <table:table-cell office:value-type="date" office:date-value="2012-08-30T00:00:00" table:style-name="ce8">
            <text:p>30/08/12</text:p>
          </table:table-cell>
          <table:table-cell office:value-type="date" office:date-value="2012-08-31T00:00:00" table:style-name="ce8">
            <text:p>31/08/12</text:p>
          </table:table-cell>
          <table:table-cell office:value-type="date" office:date-value="2012-09-01T00:00:00" table:style-name="ce8">
            <text:p>01/09/12</text:p>
          </table:table-cell>
          <table:table-cell office:value-type="date" office:date-value="2012-09-02T00:00:00" table:style-name="ce8">
            <text:p>02/09/12</text:p>
          </table:table-cell>
          <table:table-cell office:value-type="date" office:date-value="2012-09-03T00:00:00" table:style-name="ce8">
            <text:p>03/09/12</text:p>
          </table:table-cell>
          <table:table-cell office:value-type="date" office:date-value="2012-09-04T00:00:00" table:style-name="ce8">
            <text:p>04/09/12</text:p>
          </table:table-cell>
          <table:table-cell table:number-columns-repeated="16364" table:style-name="ce7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GUI Hardware Cos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Hardware Cost in business layer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Hardware Unit Tests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System KW Size Input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System KW Size Input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System KW Size Input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64"/>
        </table:table-row>
        <table:table-row table:style-name="ro4"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Panel Distribution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Alex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2" table:style-name="ce14"/>
          <table:table-cell table:number-columns-repeated="16364"/>
        </table:table-row>
        <table:table-row table:style-name="ro4"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Panel Distribution Class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2" table:style-name="ce10"/>
          <table:table-cell table:number-columns-repeated="16364"/>
        </table:table-row>
        <table:table-row table:style-name="ro4"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nel Distribution Unit Test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anel Efficiency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4"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Efficiency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4"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Panel Efficiency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64"/>
        </table:table-row>
        <table:table-row table:style-name="ro4"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Panel Lifetime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Alex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/>
        </table:table-row>
        <table:table-row table:style-name="ro4">
          <table:table-cell office:value-type="float" office:value="9" table:style-name="ce10">
            <text:p>9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Panel Lifetime Class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1" table:style-name="ce10"/>
          <table:table-cell table:number-columns-repeated="16364"/>
        </table:table-row>
        <table:table-row table:style-name="ro4">
          <table:table-cell office:value-type="float" office:value="9" table:style-name="ce12">
            <text:p>9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nel Lifetime Unit Test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Tariff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Tariff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ariff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Inverter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verter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Inverter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Inverter Lifetime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verter Lifetim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19" table:style-name="ce5">
            <text:p>19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Inverter Lifetime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onthly Power Usage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/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nthly Power Usag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/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0" table:style-name="ce5">
            <text:p>2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onthly Power Usage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/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isplay Monthly Savings GUI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5">
            <text:p>2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Display Monthly Savings Clas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5">
            <text:p>2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isplay Monthly Savings Data Request to webservice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isplay Monthly Savings Processing on webservice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Luke</text:p>
          </table:table-cell>
          <table:table-cell office:value-type="float" office:value="6" table:style-name="ce5">
            <text:p>6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isplay Monthly Savings Data Return from webservice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Display Monthly Savings Webservice GUI Dialog box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4">
          <table:table-cell office:value-type="float" office:value="34" table:style-name="ce5">
            <text:p>3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Google Account Setup + GAE Setup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4">
          <table:table-cell office:value-type="float" office:value="34" table:style-name="ce5">
            <text:p>3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Create GitHub account + repositori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4">
          <table:table-cell office:value-type="float" office:value="34" table:style-name="ce5">
            <text:p>3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Create basic GAE application and upload to GH+GA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4">
          <table:table-cell office:value-type="float" office:value="35" table:style-name="ce5">
            <text:p>3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eate Virtual appliance to host Hudson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4">
          <table:table-cell office:value-type="float" office:value="35" table:style-name="ce5">
            <text:p>3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stall and configure Hudson for acce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64"/>
        </table:table-row>
        <table:table-row table:style-name="ro4">
          <table:table-cell office:value-type="float" office:value="36" table:style-name="ce5">
            <text:p>36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eate Desktop Application Container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 table:style-name="ce7"/>
          <table:table-cell office:value-type="string" table:style-name="ce9">
            <text:p>Total Hours Remaining</text:p>
          </table:table-cell>
          <table:table-cell table:style-name="ce7"/>
          <table:table-cell table:style-name="ce9"/>
          <table:table-cell office:value-type="float" office:value="52" table:style-name="ce7">
            <text:p>5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9"/>
        </table:table-row>
        <table:table-row table:style-name="ro3">
          <table:table-cell table:number-columns-repeated="2" table:style-name="ce7"/>
          <table:table-cell office:value-type="string" table:style-name="ce9">
            <text:p>Tasks Completed</text:p>
          </table:table-cell>
          <table:table-cell table:style-name="ce7"/>
          <table:table-cell table:style-name="ce9"/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9"/>
        </table:table-row>
        <table:table-row table:style-name="ro3">
          <table:table-cell table:number-columns-repeated="2" table:style-name="ce7"/>
          <table:table-cell office:value-type="string" table:style-name="ce9">
            <text:p>Tasks Remaining</text:p>
          </table:table-cell>
          <table:table-cell table:style-name="ce7"/>
          <table:table-cell table:style-name="ce9"/>
          <table:table-cell office:value-type="float" office:value="39" table:style-name="ce7">
            <text:p>39</text:p>
          </table:table-cell>
          <table:table-cell office:value-type="float" office:value="35" table:style-name="ce7">
            <text:p>35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table:number-columns-repeated="16364" table:style-name="ce9"/>
        </table:table-row>
        <table:table-row table:style-name="ro3">
          <table:table-cell table:number-columns-repeated="2" table:style-name="ce7"/>
          <table:table-cell office:value-type="string" table:style-name="ce9">
            <text:p>Ideal Burndown</text:p>
          </table:table-cell>
          <table:table-cell table:style-name="ce7"/>
          <table:table-cell table:style-name="ce9"/>
          <table:table-cell table:number-columns-repeated="15" table:style-name="ce7"/>
          <table:table-cell table:number-columns-repeated="16364" table:style-name="ce9"/>
        </table:table-row>
        <table:table-row table:number-rows-repeated="1048529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8-29T10:06:31Z</dc:date>
    <meta:editing-cycles>9</meta:editing-cycles>
    <meta:editing-duration>PT1626S</meta:editing-duration>
  </office:meta>
</office:document-meta>
</file>